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officeooo:rsid="00038c5d" officeooo:paragraph-rsid="00038c5d" style:font-size-asian="16pt" style:font-size-complex="16pt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Вызов Strace</text:p>
      <text:p text:style-name="P2">nikita@nikita-HP:~/oc/lr2v14$ strace ./main &lt; t1.txt</text:p>
      <text:p text:style-name="Standard">execve("./main", ["./main"], 0x7ffdae1aabf0 /* 56 vars */) = 0</text:p>
      <text:p text:style-name="Standard">brk(NULL) <text:s text:c="30"/>= 0x556c1472a000</text:p>
      <text:p text:style-name="Standard">access("/etc/ld.so.nohwcap", F_OK) <text:s text:c="5"/>= -1 ENOENT (No such file or directory)</text:p>
      <text:p text:style-name="Standard">access("/etc/ld.so.preload", R_OK) <text:s text:c="5"/>= -1 ENOENT (No such file or directory)</text:p>
      <text:p text:style-name="Standard">openat(AT_FDCWD, "/etc/ld.so.cache", O_RDONLY|O_CLOEXEC) = 3</text:p>
      <text:p text:style-name="Standard">fstat(3, {st_mode=S_IFREG|0644, st_size=96869, ...}) = 0</text:p>
      <text:p text:style-name="Standard">mmap(NULL, 96869, PROT_READ, MAP_PRIVATE, 3, 0) = 0x7f241ba3a000</text:p>
      <text:p text:style-name="Standard">close(3) <text:s text:c="31"/>= 0</text:p>
      <text:p text:style-name="Standard">access("/etc/ld.so.nohwcap", F_OK) <text:s text:c="5"/>= -1 ENOENT (No such file or directory)</text:p>
      <text:p text:style-name="Standard">openat(AT_FDCWD, "/lib/x86_64-linux-gnu/libm.so.6", O_RDONLY|O_CLOEXEC) = 3</text:p>
      <text:p text:style-name="Standard">read(3, "\177ELF\2\1\1\3\0\0\0\0\0\0\0\0\3\0&gt;\0\1\0\0\0\200\272\0\0\0\0\0\0"..., 832) = 832</text:p>
      <text:p text:style-name="Standard">fstat(3, {st_mode=S_IFREG|0644, st_size=1700792, ...}) = 0</text:p>
      <text:p text:style-name="Standard">mmap(NULL, 8192, PROT_READ|PROT_WRITE, MAP_PRIVATE|MAP_ANONYMOUS, -1, 0) = 0x7f241ba38000</text:p>
      <text:p text:style-name="Standard">mmap(NULL, 3789144, PROT_READ|PROT_EXEC, MAP_PRIVATE|MAP_DENYWRITE, 3, 0) = 0x7f241b48d000</text:p>
      <text:p text:style-name="Standard">mprotect(0x7f241b62a000, 2093056, PROT_NONE) = 0</text:p>
      <text:p text:style-name="Standard">mmap(0x7f241b829000, 8192, PROT_READ|PROT_WRITE, MAP_PRIVATE|MAP_FIXED|MAP_DENYWRITE, 3, 0x19c000) = 0x7f241b829000</text:p>
      <text:p text:style-name="Standard">close(3) <text:s text:c="31"/>= 0</text:p>
      <text:p text:style-name="Standard">access("/etc/ld.so.nohwcap", F_OK) <text:s text:c="5"/>= -1 ENOENT (No such file or directory)</text:p>
      <text:p text:style-name="Standard">openat(AT_FDCWD, "/lib/x86_64-linux-gnu/libc.so.6", O_RDONLY|O_CLOEXEC) = 3</text:p>
      <text:p text:style-name="Standard">read(3, "\177ELF\2\1\1\3\0\0\0\0\0\0\0\0\3\0&gt;\0\1\0\0\0\260\34\2\0\0\0\0\0"..., 832) = 832</text:p>
      <text:p text:style-name="Standard">fstat(3, {st_mode=S_IFREG|0755, st_size=2030544, ...}) = 0</text:p>
      <text:p text:style-name="Standard">mmap(NULL, 4131552, PROT_READ|PROT_EXEC, MAP_PRIVATE|MAP_DENYWRITE, 3, 0) = 0x7f241b09c000</text:p>
      <text:p text:style-name="Standard">mprotect(0x7f241b283000, 2097152, PROT_NONE) = 0</text:p>
      <text:p text:style-name="Standard">mmap(0x7f241b483000, 24576, PROT_READ|PROT_WRITE, MAP_PRIVATE|MAP_FIXED|MAP_DENYWRITE, 3, 0x1e7000) = 0x7f241b483000</text:p>
      <text:p text:style-name="Standard">mmap(0x7f241b489000, 15072, PROT_READ|PROT_WRITE, MAP_PRIVATE|MAP_FIXED|MAP_ANONYMOUS, -1, 0) = 0x7f241b489000</text:p>
      <text:p text:style-name="Standard">close(3) <text:s text:c="31"/>= 0</text:p>
      <text:p text:style-name="Standard">mmap(NULL, 12288, PROT_READ|PROT_WRITE, MAP_PRIVATE|MAP_ANONYMOUS, -1, 0) = 0x7f241ba35000</text:p>
      <text:p text:style-name="Standard">arch_prctl(ARCH_SET_FS, 0x7f241ba35740) = 0</text:p>
      <text:p text:style-name="Standard">mprotect(0x7f241b483000, 16384, PROT_READ) = 0</text:p>
      <text:p text:style-name="Standard">mprotect(0x7f241b829000, 4096, PROT_READ) = 0</text:p>
      <text:p text:style-name="Standard">mprotect(0x556c143c3000, 4096, PROT_READ) = 0</text:p>
      <text:p text:style-name="Standard">mprotect(0x7f241ba52000, 4096, PROT_READ) = 0</text:p>
      <text:p text:style-name="Standard">munmap(0x7f241ba3a000, 96869) <text:s text:c="10"/>= 0</text:p>
      <text:p text:style-name="Standard">pipe([3, 4]) <text:s text:c="27"/>= 0</text:p>
      <text:p text:style-name="Standard">pipe([5, 6]) <text:s text:c="27"/>= 0</text:p>
      <text:p text:style-name="Standard">clone(child_stack=NULL, flags=CLONE_CHILD_CLEARTID|CLONE_CHILD_SETTID|SIGCHLD, child_tidptr=0x7f241ba35a10) = 6775</text:p>
      <text:p text:style-name="Standard">close(3) <text:s text:c="31"/>= 0</text:p>
      <text:p text:style-name="Standard">close(6) <text:s text:c="31"/>= 0</text:p>
      <text:p text:style-name="Standard">fstat(0, {st_mode=S_IFREG|0644, st_size=26, ...}) = 0</text:p>
      <text:p text:style-name="Standard">brk(NULL) <text:s text:c="30"/>= 0x556c1472a000</text:p>
      <text:p text:style-name="Standard">brk(0x556c1474b000) <text:s text:c="20"/>= 0x556c1474b000</text:p>
      <text:p text:style-name="Standard"><text:soft-page-break/>read(0, "2\n3\n144\n123\n345\n100\n1000\n\n", 4096) = 26</text:p>
      <text:p text:style-name="Standard">write(4, "\0\0\0\0\0\0\0@", 8) <text:s text:c="9"/>= 8</text:p>
      <text:p text:style-name="Standard">read(5, "\315;\177f\236\240\366?", 8) <text:s text:c="2"/>= 8</text:p>
      <text:p text:style-name="Standard">fstat(1, {st_mode=S_IFCHR|0620, st_rdev=makedev(136, 1), ...}) = 0</text:p>
      <text:p text:style-name="Standard">write(1, "2.000^(1/2) = 1.414\n", 202.000^(1/2) = 1.414</text:p>
      <text:p text:style-name="Standard">) <text:s text:c="2"/>= 20</text:p>
      <text:p text:style-name="Standard">write(4, "\0\0\0\0\0\0\10@", 8) <text:s text:c="8"/>= 8</text:p>
      <text:p text:style-name="Standard">read(5, "\252LX\350z\266\373?", 8) <text:s text:c="5"/>= 8</text:p>
      <text:p text:style-name="Standard">write(1, "3.000^(1/2) = 1.732\n", 203.000^(1/2) = 1.732</text:p>
      <text:p text:style-name="Standard">) <text:s text:c="2"/>= 20</text:p>
      <text:p text:style-name="Standard">write(4, "\0\0\0\0\0\0b@", 8) <text:s text:c="10"/>= 8</text:p>
      <text:p text:style-name="Standard">read(5, "\0\0\0\0\0\0(@", 8) <text:s text:c="11"/>= 8</text:p>
      <text:p text:style-name="Standard">write(1, "144.000^(1/2) = 12.000\n", 23144.000^(1/2) = 12.000</text:p>
      <text:p text:style-name="Standard">) = 23</text:p>
      <text:p text:style-name="Standard">write(4, "\0\0\0\0\0\300^@", 8) <text:s text:c="8"/>= 8</text:p>
      <text:p text:style-name="Standard">read(5, "\276&gt;\f\315Z.&amp;@", 8) <text:s text:c="10"/>= 8</text:p>
      <text:p text:style-name="Standard">write(1, "123.000^(1/2) = 11.091\n", 23123.000^(1/2) = 11.091</text:p>
      <text:p text:style-name="Standard">) = 23</text:p>
      <text:p text:style-name="Standard">write(4, "\0\0\0\0\0\220u@", 8) <text:s text:c="8"/>= 8</text:p>
      <text:p text:style-name="Standard">read(5, "bbj,\375\2222@", 8) <text:s text:c="11"/>= 8</text:p>
      <text:p text:style-name="Standard">write(1, "345.000^(1/2) = 18.574\n", 23345.000^(1/2) = 18.574</text:p>
      <text:p text:style-name="Standard">) = 23</text:p>
      <text:p text:style-name="Standard">write(4, "\0\0\0\0\0\0Y@", 8) <text:s text:c="10"/>= 8</text:p>
      <text:p text:style-name="Standard">read(5, "\0\0\0\0\0\0$@", 8) <text:s text:c="11"/>= 8</text:p>
      <text:p text:style-name="Standard">write(1, "100.000^(1/2) = 10.000\n", 23100.000^(1/2) = 10.000</text:p>
      <text:p text:style-name="Standard">) = 23</text:p>
      <text:p text:style-name="Standard">write(4, "\0\0\0\0\0@\217@", 8) <text:s text:c="8"/>= 8</text:p>
      <text:p text:style-name="Standard">read(5, "'\362\220In\237?@", 8) <text:s text:c="8"/>= 8</text:p>
      <text:p text:style-name="Standard">write(1, "1000.000^(1/2) = 31.623\n", 241000.000^(1/2) = 31.623</text:p>
      <text:p text:style-name="Standard">) = 24</text:p>
      <text:p text:style-name="Standard">read(0, "", 4096) <text:s text:c="22"/>= 0</text:p>
      <text:p text:style-name="Standard">close(5) <text:s text:c="31"/>= 0</text:p>
      <text:p text:style-name="Standard">close(4) <text:s text:c="31"/>= 0</text:p>
      <text:p text:style-name="Standard">--- SIGCHLD {si_signo=SIGCHLD, si_code=CLD_EXITED, si_pid=6775, si_uid=1000, si_status=0, si_utime=0, si_stime=0} ---</text:p>
      <text:p text:style-name="Standard">exit_group(0) <text:s text:c="26"/>= ?</text:p>
      <text:p text:style-name="Standard">+++ exited with 0 ++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22:13:55.385842623</meta:creation-date>
    <dc:date>2019-10-14T22:18:07.652576040</dc:date>
    <meta:editing-duration>PT4M1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79" meta:word-count="425" meta:character-count="4265" meta:non-whitespace-character-count="3367"/>
  </office:meta>
</office:document-meta>
</file>